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lpha Evolutio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Just a catch name for the projec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ding is a difficult busin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etween 70% and 90% of retail investors lose money when trading;</text:p>
                <text:list>
                  <text:list-item>
                    <text:p>it is not a given that ML can deal with the problem;</text:p>
                  </text:list-item>
                </text:list>
              </text:list-item>
              <text:list-item>
                <text:p>But simple models produce good returns</text:p>
                <text:list>
                  <text:list-item>
                    <text:p>buy S&amp;P on dips, receive rates on spikes, buy USD, wear diamonds. Will this still work going forward?</text:p>
                    <text:list>
                      <text:list-item>
                        <text:p>These models work well for a few assets but will fail miserably on others, if it were only possible to determine ex-ante which features make an asset a good candidate...</text:p>
                      </text:list-item>
                    </text:list>
                  </text:list-item>
                  <text:list-item>
                    <text:p>Long equities at the turn of the month</text:p>
                    <text:list>
                      <text:list-item>
                        <text:p>this one captures a market inefficiency, therefore, is it maybe more likely to persist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ing such a model is a difficult business</text:p>
          </draw:text-box>
        </draw:frame>
        <draw:frame presentation:style-name="pr4" draw:layer="layout" svg:width="25.199cm" svg:height="12.179cm" svg:x="1.217cm" svg:y="4.914cm" presentation:class="outline" presentation:user-transformed="true">
          <draw:text-box>
            <text:list text:style-name="L3">
              <text:list-item>
                <text:p>Even if a model performs well in back-testing across several assets for a long period of time, there is no assurance that future performance will match that observed in back-testing – including training and cross-validation periods;</text:p>
              </text:list-item>
              <text:list-item>
                <text:p>It is hard to gather data on different assets covering several market cycles;</text:p>
                <text:list>
                  <text:list-item>
                    <text:p>Since 1999, the S&amp;P experienced only 2 bear markets;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stematic vs Discretion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 discretionary PM can place large trades on value/convex propositions:</text:p>
                <text:list>
                  <text:list-item>
                    <text:p>Buy stock of a “great” company at fire-sale price;</text:p>
                  </text:list-item>
                  <text:list-item>
                    <text:p>Buy option structures with extreme asymmetric payoffs</text:p>
                    <text:list>
                      <text:list-item>
                        <text:p>Call spreads on USD/HKD;</text:p>
                      </text:list-item>
                    </text:list>
                  </text:list-item>
                  <text:list-item>
                    <text:p>Buy “almost-free” options</text:p>
                  </text:list-item>
                </text:list>
              </text:list-item>
              <text:list-item>
                <text:p>It is tricky for an algo to identify such excellent trades systematically</text:p>
                <text:list>
                  <text:list-item>
                    <text:p>How to create a rule to identify a “great” company?</text:p>
                  </text:list-item>
                  <text:list-item>
                    <text:p>How to identify the optionalities embedded in a trade?</text:p>
                  </text:list-item>
                </text:list>
              </text:list-item>
              <text:list-item>
                <text:p>Algo traders need to find small edges that persist through time, instead</text:p>
                <text:list>
                  <text:list-item>
                    <text:p>The tricky bit is that such edges might appear, disappear and re-appear without not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pha Evolution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E value proposi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 platform to enable quick development and backtesting of sophisticated strategies;</text:p>
              </text:list-item>
              <text:list-item>
                <text:p>Provide a score to a given strategy that measures its likelihood of not being spurious;</text:p>
              </text:list-item>
              <text:list-item>
                <text:p>Flexible enough to integrate new data sources, indicators or models and allowing strategies to evolve thru time;</text:p>
              </text:list-item>
              <text:list-item>
                <text:p>Prevent forward looking bias via A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typical strategy in A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E strategies will combine:</text:p>
                <text:list>
                  <text:list-item>
                    <text:p>Time-series analysis</text:p>
                    <text:list>
                      <text:list-item>
                        <text:p>Multi-timeframe;</text:p>
                      </text:list-item>
                      <text:list-item>
                        <text:p>Technical indicators;</text:p>
                      </text:list-item>
                      <text:list-item>
                        <text:p>Candle patterns;</text:p>
                      </text:list-item>
                      <text:list-item>
                        <text:p>Mean reversion;</text:p>
                      </text:list-item>
                      <text:list-item>
                        <text:p>HMMs</text:p>
                      </text:list-item>
                    </text:list>
                  </text:list-item>
                  <text:list-item>
                    <text:p>Cross-section analysis</text:p>
                    <text:list>
                      <text:list-item>
                        <text:p>VAR/VER models</text:p>
                        <text:list>
                          <text:list-item>
                            <text:p>Vs S&amp;P500, VIX, UST, DXY;</text:p>
                          </text:list-item>
                          <text:list-item>
                            <text:p>Vs peers, drivers;</text:p>
                          </text:list-item>
                          <text:list-item>
                            <text:p>Vs overall market principal components.</text:p>
                          </text:list-item>
                        </text:list>
                      </text:list-item>
                    </text:list>
                  </text:list-item>
                  <text:list-item>
                    <text:p>Macro analysis</text:p>
                    <text:list>
                      <text:list-item>
                        <text:p>US, Europe, China economic activity/inflation;</text:p>
                      </text:list-item>
                      <text:list-item>
                        <text:p>Fed, ECB, PBOC monetary stance.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gle-strategy Workflow</text:p>
          </draw:text-box>
        </draw:frame>
        <draw:frame presentation:style-name="pr4" draw:layer="layout" svg:width="25.199cm" svg:height="12.179cm" svg:x="1.4cm" svg:y="4.814cm" presentation:class="outline" presentation:user-transformed="true">
          <draw:text-box>
            <text:list text:style-name="L3">
              <text:list-item>
                <text:p>Feature extraction step:</text:p>
                <text:list>
                  <text:list-item>
                    <text:p>Datasets are loaded from numerous sources</text:p>
                    <text:list>
                      <text:list-item>
                        <text:p>Online or offline for training;</text:p>
                      </text:list-item>
                    </text:list>
                  </text:list-item>
                  <text:list-item>
                    <text:p>Different features are loaded or computed on the fly;</text:p>
                  </text:list-item>
                </text:list>
              </text:list-item>
              <text:list-item>
                <text:p>Aggregation step:</text:p>
                <text:list>
                  <text:list-item>
                    <text:p>Datasets are combined;</text:p>
                  </text:list-item>
                </text:list>
              </text:list-item>
              <text:list-item>
                <text:p>Prediction step:</text:p>
                <text:list>
                  <text:list-item>
                    <text:p>Rules are applied based on the selected features;</text:p>
                  </text:list-item>
                </text:list>
              </text:list-item>
              <text:list-item>
                <text:p>Evaluation step:</text:p>
                <text:list>
                  <text:list-item>
                    <text:p>Data is automatically labeled based on rules</text:p>
                    <text:list>
                      <text:list-item>
                        <text:p>Entry/exit logic</text:p>
                      </text:list-item>
                      <text:list-item>
                        <text:p>Return up to X steps ahead</text:p>
                      </text:list-item>
                    </text:list>
                  </text:list-item>
                  <text:list-item>
                    <text:p>Several stats are computed, among them:</text:p>
                    <text:list>
                      <text:list-item>
                        <text:p>Number of trades, hit ratio, sharpe, etc</text:p>
                      </text:list-item>
                      <text:list-item>
                        <text:p>Likelihood of not being spurious – here called “robustness”</text:p>
                      </text:list-item>
                      <text:list-item>
                        <text:p>Likelihood of forward looking bi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verall strategy workfl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ach strategy produces its predictions;</text:p>
              </text:list-item>
              <text:list-item>
                <text:p>Predictions are aggregated taking into account:</text:p>
                <text:list>
                  <text:list-item>
                    <text:p>Weight for each single strategy based on its hit-ratio (training, xv and recent past) and robustness;</text:p>
                  </text:list-item>
                  <text:list-item>
                    <text:p>Correlations between different predictors -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ew strategies are created by:</text:p>
                <text:list>
                  <text:list-item>
                    <text:p>Re-combining the building blocks of existing strategies;</text:p>
                  </text:list-item>
                  <text:list-item>
                    <text:p>Adding new indicators from new data sources;</text:p>
                  </text:list-item>
                  <text:list-item>
                    <text:p>Adding new features computed off existing data;</text:p>
                  </text:list-item>
                  <text:list-item>
                    <text:p>Strategies, old and new, compete with each other and those with better scores are given a shot;</text:p>
                    <text:list>
                      <text:list-item>
                        <text:p>Note: strategies that do not make the cut are still kept in the pool and might re-surface at a different point in time, provided it generates consistent results for some period and its results are not deemed spuriou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2T19:47:32.332495638</meta:creation-date>
    <dc:date>2019-05-05T23:14:18.095833739</dc:date>
    <meta:editing-duration>P3DT2H1M1S</meta:editing-duration>
    <meta:editing-cycles>7</meta:editing-cycles>
    <meta:generator>LibreOffice/5.1.6.2$Linux_X86_64 LibreOffice_project/10m0$Build-2</meta:generator>
    <meta:document-statistic meta:object-count="65"/>
  </office:meta>
</office:document-meta>
</file>